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style style:name="P19" style:family="paragraph" style:parent-style-name="Text_20_body" style:list-style-name="L6"/>
    <style:style style:name="P20" style:family="paragraph" style:parent-style-name="Text_20_body" style:list-style-name="L6"/>
    <style:style style:name="P21" style:family="paragraph" style:parent-style-name="Text_20_body" style:list-style-name="L6"/>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xture Model Detailed Design:</text:h>
      <text:p text:style-name="Text_20_body">The basic idea:</text:p>
      <text:p text:style-name="Text_20_body">Use 'annotation' field of Connection, UNode to store the multiple branch lengths. When calling routine for Markov Matrix, pass this info through.</text:p>
      <text:p text:style-name="Text_20_body"/>
      <text:p text:style-name="Text_20_body">I will need a 'ModelWeights' class: </text:p>
      <text:list text:style-name="L1">
        <text:list-item>
          <text:p text:style-name="P1">? pointer to the SubstitutionModel</text:p>
        </text:list-item>
        <text:list-item>
          <text:p text:style-name="P1">Number of sub-models allowed non-zero weight</text:p>
        </text:list-item>
        <text:list-item>
          <text:p text:style-name="P1">Array of indicies of the non-zero weight models</text:p>
        </text:list-item>
        <text:list-item>
          <text:p text:style-name="P1">Array of weights: non-negative, sum to one </text:p>
        </text:list-item>
        <text:list-item>
          <text:p text:style-name="P1">? Pointer to an 'attribute' object that was already attached?</text:p>
        </text:list-item>
      </text:list>
      <text:p text:style-name="Text_20_body">I will need a MixtureModel class. Initially, this will consist only of simple (single transition category) models. !!! DESIGN TO BE DONE!!!</text:p>
      <text:p text:style-name="Text_20_body"/>
      <text:p text:style-name="Text_20_body">When invoking UnrootedMLSearcher with a MixtureModel, the passed tree will need to have ModelWeights attributes on all nodes EXCEPT root node and its two children all specify for the same edge, so only one is used (First in, first serve?) Others can be null without damage.</text:p>
      <text:p text:style-name="Text_20_body">When converting back to a standard PAL tree, create attribute for the MixtureModel on each node.</text:p>
      <text:p text:style-name="Text_20_body"/>
      <text:p text:style-name="Text_20_body">Problem 1: How to get the information in?</text:p>
      <text:p text:style-name="Text_20_body">Use 'attribute' structure in SimpleNode (and AttributeNode interface.) Store ModelWeights on the nodes for their parent edges. Transfer these to the Connection during tree building.</text:p>
      <text:p text:style-name="Text_20_body">Best place for this is the UNode constructor. If Node has required attribute, copy it to parent Connection's annotation. Also in the top level Connection constructor (for root Connection), copy from root node.</text:p>
      <text:p text:style-name="Text_20_body">! Annotation is used by Connection methods instructBase, instruct, setAnnotation.</text:p>
      <text:p text:style-name="Text_20_body">void UnrootedMLSearcher.Connection.setAnnotation(Object) called by</text:p>
      <text:list text:style-name="L2">
        <text:list-item>
          <text:p text:style-name="P6">UnrootedMLSearcher.BranchAccessImpl.setAnnotation(Object) called by</text:p>
          <text:list>
            <text:list-item>
              <text:p text:style-name="P6">BranchAccess.Utils.transferAnnotation(String[], String[], Object, BranchAccess[]) called by</text:p>
              <text:list>
                <text:list-item>
                  <text:p text:style-name="P6">BranchAccess.Utils.transferAnnotation(BranchAccess, BranchAccess[]) called by</text:p>
                  <text:list>
                    <text:list-item>
                      <text:p text:style-name="P6">BranchAccess.Utils.transferAnnotation(BranchAccess[], BranchAccess[])</text:p>
                    </text:list-item>
                  </text:list>
                </text:list-item>
              </text:list>
            </text:list-item>
          </text:list>
        </text:list-item>
      </text:list>
      <text:p text:style-name="Text_20_body">void UnrootedMLSearcher.Connection.getAnnotation(Object) called by</text:p>
      <text:list text:style-name="L2">
        <text:list-item text:start-value="1">
          <text:p text:style-name="P6">BranchAccess.Utils.transferAnnotation(BranchAccess, BranchAccess[]) called by</text:p>
          <text:list>
            <text:list-item>
              <text:p text:style-name="P6">BranchAccess.Utils.transferAnnotation(BranchAccess[], BranchAccess[])</text:p>
            </text:list-item>
          </text:list>
        </text:list-item>
      </text:list>
      <text:p text:style-name="Text_20_body">BranchAccess is an interface, only implemented by UnrootedMLSearcher.BranchAccessImpl, which only uses it in its getAccessToBranches method. So only if the user uses getAccessToBranches, and <text:soft-page-break/>then starts adding annotations will there be any problem.</text:p>
      <text:p text:style-name="Text_20_body"/>
      <text:p text:style-name="Text_20_body">void UnrootedMLSearcher.Connection.instructBase(UnrootedTreeInterface.BaseBranch) <text:s/>called by</text:p>
      <text:list text:style-name="L3">
        <text:list-item>
          <text:p text:style-name="P12">void UnrootedMLSearcher.instruct(UnrootedTreeInterface) called by</text:p>
          <text:list>
            <text:list-item>
              <text:p text:style-name="P12">(constructor) TreeManipulator(UnrootedTreeInterface.Instructee, int, int)</text:p>
            </text:list-item>
          </text:list>
        </text:list-item>
      </text:list>
      <text:p text:style-name="Text_20_body">(Only ever applies to the <text:span text:style-name="T1">root</text:span> Connection)</text:p>
      <text:p text:style-name="Text_20_body">void UnrootedMLSearcher.Connection.instruct(UnrootedTreeInterface.UBranch, UNode)</text:p>
      <text:list text:style-name="L4">
        <text:list-item>
          <text:p text:style-name="P14">void UnrootedMLSearcher.InternalNode.instruct(UnrootedTreeInterface.UNode, Connection) called by</text:p>
        </text:list-item>
      </text:list>
      <text:list text:style-name="L5">
        <text:list-item>
          <text:list>
            <text:list-item>
              <text:p text:style-name="P15">Connection.instruct [recursive]</text:p>
            </text:list-item>
            <text:list-item>
              <text:p text:style-name="P15">UnrootedMLSearcher.Connection.instructBase [above]</text:p>
            </text:list-item>
          </text:list>
        </text:list-item>
      </text:list>
      <text:p text:style-name="Text_20_body">CONCLUSION: only applies to root Connection, only matters if we use TreeManipulator.</text:p>
      <text:p text:style-name="Text_20_body">ALTERNATIVE: I just add a new data member to Connection.</text:p>
      <text:p text:style-name="Text_20_body"/>
      <text:p text:style-name="Text_20_body">Problem 2: How to pass the ModelWeights to the model calculation?</text:p>
      <text:p text:style-name="Text_20_body">In UnrootedMLSearcher.InternalNode.getExtendedConditionalProbabilities:</text:p>
      <text:p text:style-name="Text_20_body">Two versions: (line 1561, 1576 of file)</text:p>
      <text:p text:style-name="Text_20_body">(double, SubstitutionModel, boolean, Connection, LHCalculator.External, ConditionalProbabilityStore)</text:p>
      <text:p text:style-name="Text_20_body">(double, SubstitutionModel, boolean, Connection, int, boolean)</text:p>
      <text:p text:style-name="Text_20_body">Both have a call to a calculator, which will need to receive the ModelWeights.</text:p>
      <text:p text:style-name="Text_20_body">The calculator is either a LHCalculator.Internal or LHCalculator.External.</text:p>
      <text:p text:style-name="Text_20_body">LHCalculator is an interface. Implemented by FastFourStateLHCalculator, SimpleLHCalculator, SimpleModelFastFourStateLHCalculator.</text:p>
      <text:p text:style-name="Text_20_body">I will create overloaded calculateExtended to avoid needing to change all the calls...</text:p>
      <text:p text:style-name="Text_20_body">In LeafNode:....</text:p>
      <text:p text:style-name="Text_20_body">Calls to LHCalculator.Leaf.getExtendedConditionalProbabilities need to receive new data.</text:p>
      <text:p text:style-name="Text_20_body">! FastFourStateLHCalculator doesn't have Leaf.getExtendedConditionalProbabilities!</text:p>
      <text:p text:style-name="Text_20_body">When creating a leaf, it gets leaf calculator from ConstructionTool.createnewLeafCalculator, which uses calcGenerator_.createNewLeaf. CalcGenerator_ is from calculatorFactory.createSeries, calculatorFactory was passed as parameter (interface LHCalculator.Factory) which comes from UnrootedMLSearcher constructor, which <text:span text:style-name="T1">could</text:span> come from user – so could be any LHCalculator.Factory method. (By default, SimpleModelFastFourStateLHCaclulator.getFactory().)</text:p>
      <text:p text:style-name="Text_20_body">AHA! LHCalculator.Leaf is only implemented by SimpleLeafCalculator</text:p>
      <text:p text:style-name="Text_20_body"/>
      <text:p text:style-name="Text_20_body"/>
      <text:p text:style-name="Text_20_body">Substitution models:</text:p>
      <text:p text:style-name="Text_20_body"><text:soft-page-break/>Heirarchy is:</text:p>
      <text:p text:style-name="Text_20_body">Interface SubstitutionModel is implemented by:</text:p>
      <text:list text:style-name="L6">
        <text:list-item>
          <text:p text:style-name="P17">GeneralRateDistributionSubstitutionModel</text:p>
        </text:list-item>
        <text:list-item>
          <text:p text:style-name="P17">SingleClassSubstitutionModel</text:p>
        </text:list-item>
        <text:list-item>
          <text:p text:style-name="P17">YangCodonModel.SimpleNeutralSelection</text:p>
        </text:list-item>
        <text:list-item>
          <text:p text:style-name="P17">YangCodonModel.SimplePositiveSelection</text:p>
        </text:list-item>
        <text:list-item>
          <text:p text:style-name="P17">SubstitutionModel.Utils.SimpleSubstitutionModel</text:p>
        </text:list-item>
      </text:list>
      <text:p text:style-name="Text_20_body"/>
      <text:p text:style-name="Text_20_body">Each of these will need to implement the changes to SubstitutionModel interface, but ignore the extra information. </text:p>
      <text:p text:style-name="Text_20_body">Also: I need to be able to get out the RateMatrix from a SubstitutionModel. Can I require a SubstitutionModel to have one (or more) rate matricies??? The rate matrix is stored in RateMatrixHandler as qMatrixStore_, need to run checkMatrix to ensure it is up to date. No current method to extract it.</text:p>
      <text:p text:style-name="Text_20_body">So: (1) add 'get' method to RateMatrixHandler and (2) to GeneralRateDistributionSubstitutionModel </text:p>
      <text:p text:style-name="Text_20_body">Do not alter SimpleSubstitutionModel – it is not needed, is becoming obsolete.</text:p>
      <text:p text:style-name="Text_20_body"/>
      <text:p text:style-name="Text_20_body">I want to store the averaged rate matrix in the MixtureModelEdgeParameters obj. BUT: I don't want to recalculate it unnecessarily. <text:s/>BIG ASSUMPTION: The submodels are not allowed to change.</text:p>
      <text:p text:style-name="Horizontal_20_Line"/>
      <text:p text:style-name="Text_20_body"/>
      <text:p text:style-name="Text_20_body">STILL TO DO: turning shadow tree back to a real tree.</text:p>
      <text:p text:style-name="Horizontal_20_Line"/>
      <text:p text:style-name="Text_20_body">NEW IDEA:</text:p>
      <text:p text:style-name="Text_20_body">in Unode.getExtendedConditionalProbabilities, ask the calculator whether it supports extra edge parameters. Call with extra parameters if it does.</text:p>
      <text:p text:style-name="Text_20_body"/>
      <text:p text:style-name="Text_20_body">Other new idea:</text:p>
      <text:p text:style-name="Text_20_body">YangCodonModels don't seem to have a RateMatrix as such. I could create an interface for suitable models, have just some models implement the interface, and use 'instanceof' in some way to figure out at Unode.getTransitonProbabilities time whether I can do a cast and call... (but I have a 'calculator' doing the call...)</text:p>
      <text:p text:style-name="Text_20_body"/>
      <text:p text:style-name="Text_20_body">Or in my MixtureModel, I can only allow submodels which conform to the interface, and then demand that they be able to give me a rate matrix. </text:p>
      <text:p text:style-name="Horizontal_20_Line"/>
      <text:p text:style-name="Text_20_body">UnrootedMLSearcher.InternalNode.getExtendedConditionalProbabilities (two versions):</text:p>
      <text:p text:style-name="Text_20_body"><text:soft-page-break/>Pass callingConnection's ModelWeights (possibly null) to the calculator.</text:p>
      <text:p text:style-name="Text_20_body">UnrootedMLSearcher.LeafNode.getExtendedConditionalProbabilties (two versions)</text:p>
      <text:p text:style-name="Text_20_body">Pass callingConnection's ModelWeights to the calculator's getExtendedConditionalProbabilities method.</text:p>
      <text:p text:style-name="Text_20_body">LHCalculator.calculateExtended, LHCalculator.Internal.calculateExtended, LHCalculator.External.calculateExtended: overload calculateExtended.</text:p>
      <text:p text:style-name="Text_20_body">LHCalculator.Leaf: overload getExtendedConditionalProbabilities.</text:p>
      <text:p text:style-name="Text_20_body"/>
      <text:p text:style-name="Text_20_body"><text:s/>FastFourStateLHCalculator, SimpleLHCalculator, SimpleModelFastFourStateLHCalculator: implement new overloaded calculateExtended (3 versions: base, Internal, External), to pass ModelWeights to SubstitutionModel.getTransitionProbabilities. </text:p>
      <text:p text:style-name="Text_20_body">Implement new overloaded leaf getExtendedConditionalProbabilities in SimpleLeafCalculator.getExtendedConditionalProbabilities (end of file) to pass ModelWeights to SubstitutionModel.getTransitionProbabilitiesTranspose</text:p>
      <text:p text:style-name="Text_20_body"/>
      <text:p text:style-name="Text_20_body">In SubstitutionModel: </text:p>
      <text:p text:style-name="Text_20_body">There are two versions of SubstitutionModel.getTransitionProbabilities: (double, double[][][]) and (double, int, double[][]). <text:s/>Ditto SubstitutionModel.getTransitionProbabilitiesTranspose.</text:p>
      <text:p text:style-name="Text_20_body">Update SubstitutionModel interface to add the overloaded versions.</text:p>
      <text:p text:style-name="Text_20_body"/>
      <text:p text:style-name="Text_20_body">GeneralRateDistributionSubstitutionModel, SingleClassSubstitutionModel, YangCodonModel.SimpleNeutralSelection, YangCodonModel.SimplePositiveSelection:</text:p>
      <text:p text:style-name="Text_20_body">Add overloaded getTransitionProbabilities[Transpose] which ignore the extra inf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ichael Woodhams</meta:initial-creator>
    <meta:creation-date>2009-02-03T10:16:40</meta:creation-date>
    <dc:creator>Michael Woodhams</dc:creator>
    <dc:date>2009-02-09T17:21:03</dc:date>
    <meta:editing-cycles>26</meta:editing-cycles>
    <meta:editing-duration>P4DT19H34M28S</meta:editing-duration>
    <meta:user-defined meta:name="Info 1"/>
    <meta:user-defined meta:name="Info 2"/>
    <meta:user-defined meta:name="Info 3"/>
    <meta:user-defined meta:name="Info 4"/>
    <meta:document-statistic meta:table-count="0" meta:image-count="0" meta:object-count="0" meta:page-count="4" meta:paragraph-count="81" meta:word-count="846" meta:character-count="7615"/>
  </office:meta>
</office:document-meta>
</file>